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2.4cm" svg:x="2.9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0.9cm" svg:x="2.9cm" svg:y="10.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0.827cm" svg:height="0.719cm" draw:transform="rotate (-2.23070531697395) translate (5.41545956543413cm 12.0799100650875cm)" svg:viewBox="0 0 828 720" svg:d="M0 698c313 96 556-147 748-344l80-333-17-21">
          <text:p/>
        </draw:path>
        <draw:custom-shape draw:style-name="gr3" draw:text-style-name="P1" draw:layer="layout" svg:width="1.1cm" svg:height="0.3cm" svg:x="6.1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cm" svg:height="0.9cm" svg:x="7.1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cm" svg:height="0.5cm" svg:x="11.4cm" svg:y="1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454cm" svg:height="0.729cm" svg:x="3.1cm" svg:y="15.7cm">
          <draw:text-box>
            <text:p text:style-name="P2"><text:span text:style-name="T1">Soufflette</text:span></text:p>
          </draw:text-box>
        </draw:frame>
        <draw:frame draw:style-name="gr6" draw:text-style-name="P4" draw:layer="layout" svg:width="2.081cm" svg:height="0.729cm" svg:x="6.3cm" svg:y="13.3cm">
          <draw:text-box>
            <text:p><text:span text:style-name="T2">Raccord</text:span></text:p>
          </draw:text-box>
        </draw:frame>
        <draw:frame draw:style-name="gr6" draw:text-style-name="P3" draw:layer="layout" svg:width="1.937cm" svg:height="0.729cm" svg:x="8.177cm" svg:y="15.671cm">
          <draw:text-box>
            <text:p text:style-name="P2"><text:span text:style-name="T1">Venturi</text:span></text:p>
          </draw:text-box>
        </draw:frame>
        <draw:frame draw:style-name="gr6" draw:text-style-name="P3" draw:layer="layout" svg:width="2.606cm" svg:height="0.729cm" svg:x="12.2cm" svg:y="15.7cm">
          <draw:text-box>
            <text:p text:style-name="P2"><text:span text:style-name="T1">Silencieux</text:span></text:p>
          </draw:text-box>
        </draw:frame>
        <draw:custom-shape draw:style-name="gr3" draw:text-style-name="P1" draw:layer="layout" svg:width="0.5cm" svg:height="0.5cm" svg:x="8.7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4cm" svg:x="8.7cm" svg:y="9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cm" svg:height="0.5cm" svg:x="9.8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3cm" svg:x="12.2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6cm" svg:x="12.7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9cm" svg:height="0.9cm" svg:x="11.7cm" svg:y="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cm" svg:height="1.6cm" svg:x="12.747cm" svg:y="7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1.5cm" svg:height="1.4cm" svg:x="14.627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4.989cm" svg:height="0.729cm" svg:x="11.3cm" svg:y="4.071cm">
          <draw:text-box>
            <text:p text:style-name="P2"><text:span text:style-name="T1">Seringue sans aiguille</text:span></text:p>
          </draw:text-box>
        </draw:frame>
        <draw:frame draw:style-name="gr10" draw:text-style-name="P3" draw:layer="layout" svg:width="1.539cm" svg:height="0.729cm" svg:x="9.523cm" svg:y="8.127cm">
          <draw:text-box>
            <text:p text:style-name="P2"><text:span text:style-name="T1">Filtre</text:span></text:p>
          </draw:text-box>
        </draw:frame>
        <draw:frame draw:style-name="gr6" draw:text-style-name="P4" draw:layer="layout" svg:width="3.36cm" svg:height="0.729cm" svg:x="14.7cm" svg:y="9.6cm">
          <draw:text-box>
            <text:p><text:span text:style-name="T2">Raccord coudé</text:span></text:p>
          </draw:text-box>
        </draw:frame>
        <draw:line draw:style-name="gr11" draw:text-style-name="P1" draw:layer="layout" svg:x1="12.4cm" svg:y1="4.7cm" svg:x2="12.4cm" svg:y2="6.4cm">
          <text:p/>
        </draw:line>
        <draw:line draw:style-name="gr11" draw:text-style-name="P1" draw:layer="layout" svg:x1="10.8cm" svg:y1="8.8cm" svg:x2="10.8cm" svg:y2="9.9cm">
          <text:p/>
        </draw:line>
        <draw:line draw:style-name="gr11" draw:text-style-name="P1" draw:layer="layout" svg:x1="14.7cm" svg:y1="10.1cm" svg:x2="13.5cm" svg:y2="10.1cm">
          <text:p/>
        </draw:line>
        <draw:line draw:style-name="gr11" draw:text-style-name="P1" draw:layer="layout" svg:x1="6.6cm" svg:y1="13.2cm" svg:x2="6.6cm" svg:y2="11.4cm">
          <text:p/>
        </draw:line>
        <draw:line draw:style-name="gr12" draw:text-style-name="P1" draw:layer="layout" svg:x1="3.434cm" svg:y1="15.627cm" svg:x2="3.434cm" svg:y2="14.027cm">
          <text:p/>
        </draw:line>
        <draw:line draw:style-name="gr11" draw:text-style-name="P1" draw:layer="layout" svg:x1="9.2cm" svg:y1="15.7cm" svg:x2="9.2cm" svg:y2="11.7cm">
          <text:p/>
        </draw:line>
        <draw:line draw:style-name="gr11" draw:text-style-name="P1" draw:layer="layout" svg:x1="12.6cm" svg:y1="15.6cm" svg:x2="12.6cm" svg:y2="11.7cm">
          <text:p/>
        </draw:line>
        <draw:frame draw:style-name="gr6" draw:text-style-name="P4" draw:layer="layout" svg:width="4.244cm" svg:height="0.729cm" svg:x="14.4cm" svg:y="8.5cm">
          <draw:text-box>
            <text:p><text:span text:style-name="T2">Tuyau polyurethane</text:span></text:p>
          </draw:text-box>
        </draw:frame>
        <draw:line draw:style-name="gr11" draw:text-style-name="P1" draw:layer="layout" svg:x1="14.5cm" svg:y1="8.8cm" svg:x2="13.2cm" svg:y2="8.8cm">
          <text:p/>
        </draw:line>
        <draw:line draw:style-name="gr12" draw:text-style-name="P1" draw:layer="layout" svg:x1="13.9cm" svg:y1="11.3cm" svg:x2="16.2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py56 </meta:initial-creator>
    <meta:creation-date>2019-09-17T15:57:10.069694627</meta:creation-date>
    <dc:date>2019-09-17T16:30:08.782855020</dc:date>
    <dc:creator>papy56 </dc:creator>
    <meta:editing-duration>PT17M47S</meta:editing-duration>
    <meta:editing-cycles>2</meta:editing-cycles>
    <meta:generator>LibreOffice/4.2.8.2$Linux_X86_64 LibreOffice_project/420m0$Build-2</meta:generator>
    <meta:document-statistic meta:object-count="31"/>
  </office:meta>
</office:document-meta>
</file>